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0.793cm"/>
    </style:style>
    <style:style style:name="co3" style:family="table-column">
      <style:table-column-properties fo:break-before="auto" style:column-width="12.016cm"/>
    </style:style>
    <style:style style:name="co4" style:family="table-column">
      <style:table-column-properties fo:break-before="auto" style:column-width="13.679cm"/>
    </style:style>
    <style:style style:name="co5" style:family="table-column">
      <style:table-column-properties fo:break-before="auto" style:column-width="8.241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>
            <text:p>SOFTWARE COMPONENT NAME: Lazy Hunger</text:p>
          </table:table-cell>
          <table:table-cell table:number-columns-repeated="2"/>
          <table:table-cell table:style-name="ce5" office:value-type="string">
            <text:p>TEST LO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>
            <text:p>Date: 30/07/2020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>
            <text:p>Navigation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Test No.</text:p>
          </table:table-cell>
          <table:table-cell table:style-name="ce4" office:value-type="string">
            <text:p>Test Case</text:p>
          </table:table-cell>
          <table:table-cell table:style-name="ce4" office:value-type="string">
            <text:p>Expected Results</text:p>
          </table:table-cell>
          <table:table-cell table:style-name="ce4" office:value-type="string">
            <text:p>Actual Results</text:p>
          </table:table-cell>
          <table:table-cell table:style-name="ce4" office:value-type="string">
            <text:p>Comments on Discrepencies</text:p>
          </table:table-cell>
          <table:table-cell table:style-name="ce4" office:value-type="string">
            <text:p>Pass(p)</text:p>
          </table:table-cell>
          <table:table-cell table:style-name="ce4" office:value-type="string">
            <text:p>Fail(f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lick on Home</text:p>
          </table:table-cell>
          <table:table-cell table:number-columns-repeated="2" office:value-type="string">
            <text:p>Go to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lick on Create Recipe</text:p>
          </table:table-cell>
          <table:table-cell table:number-columns-repeated="2" office:value-type="string">
            <text:p>Go to Create Recip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ck on Website Title(Lazy Hunger)</text:p>
          </table:table-cell>
          <table:table-cell table:number-columns-repeated="2" office:value-type="string">
            <text:p>Go to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3"/>
          <table:table-cell table:style-name="ce6" office:value-type="string">
            <text:p>Home Pag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hen no recipes</text:p>
          </table:table-cell>
          <table:table-cell table:number-columns-repeated="2" office:value-type="string">
            <text:p>Display a Message to the User that there are no recipes in the databas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lick Search Button with no text and no Sort</text:p>
          </table:table-cell>
          <table:table-cell table:number-columns-repeated="2" office:value-type="string">
            <text:p>Display recipes to the User or no recipes mess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lick Search Button with no text and Sort as Name</text:p>
          </table:table-cell>
          <table:table-cell office:value-type="string">
            <text:p>Sort recipes by Name</text:p>
          </table:table-cell>
          <table:table-cell office:value-type="string">
            <text:p>Sort recipes by nam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lick Search Button with no text and Sort as Difficulty</text:p>
          </table:table-cell>
          <table:table-cell table:number-columns-repeated="2" office:value-type="string">
            <text:p>Sort recipes by Difficulty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lick Search Button with no text and Sort as Time</text:p>
          </table:table-cell>
          <table:table-cell table:number-columns-repeated="2" office:value-type="string">
            <text:p>Sort recipes by Tim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lick Search Button with no text and Sort as Serves</text:p>
          </table:table-cell>
          <table:table-cell table:number-columns-repeated="2" office:value-type="string">
            <text:p>Sort recipes by Serv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lick Search Button with text and no Sort</text:p>
          </table:table-cell>
          <table:table-cell table:number-columns-repeated="2" office:value-type="string">
            <text:p>Display recipes that contain the Search Text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lick Search Button with text and Sort as Name</text:p>
          </table:table-cell>
          <table:table-cell table:number-columns-repeated="2" office:value-type="string">
            <text:p>Display recipes that contain the Search Text sorted by Nam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lick Search Button with text and Sort as Difficulty</text:p>
          </table:table-cell>
          <table:table-cell table:number-columns-repeated="2" office:value-type="string">
            <text:p>Display recipes that contain the Search Text sorted by Difficulty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lick Search Button with text and Sort as Time</text:p>
          </table:table-cell>
          <table:table-cell table:number-columns-repeated="2" office:value-type="string">
            <text:p>Display recipes that contain the Search Text sorted by Tim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lick Search Button with text and Sort as Serves</text:p>
          </table:table-cell>
          <table:table-cell table:number-columns-repeated="2" office:value-type="string">
            <text:p>Display recipes that contain the Search Text sorted by Serv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lick on a Recipe</text:p>
          </table:table-cell>
          <table:table-cell table:number-columns-repeated="2" office:value-type="string">
            <text:p>Brings to that recipes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lick the Edit Button for Recipes</text:p>
          </table:table-cell>
          <table:table-cell table:number-columns-repeated="2" office:value-type="string">
            <text:p>Brings to that recipes Edit Recip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lick the Delete Button for Recipes</text:p>
          </table:table-cell>
          <table:table-cell table:number-columns-repeated="2" office:value-type="string">
            <text:p>Deletes Recipe from database and refreshes the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>
            <text:p>Create Recipe Pag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lick Create without filling in all fields</text:p>
          </table:table-cell>
          <table:table-cell table:number-columns-repeated="2" office:value-type="string">
            <text:p>Tells the user which fields are required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lick Cancel</text:p>
          </table:table-cell>
          <table:table-cell table:number-columns-repeated="2" office:value-type="string">
            <text:p>Returns to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lick File</text:p>
          </table:table-cell>
          <table:table-cell table:number-columns-repeated="2" office:value-type="string">
            <text:p>Opens dialog box to add an im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lick Add Ingredient with no text</text:p>
          </table:table-cell>
          <table:table-cell table:number-columns-repeated="2" office:value-type="string">
            <text:p>Displays to the user that there must be text to add an ingredient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lick Add Cooking Method with no text</text:p>
          </table:table-cell>
          <table:table-cell table:number-columns-repeated="2" office:value-type="string">
            <text:p>Displays to the user that there must be text to add a cooking method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lick Add Ingredient with text</text:p>
          </table:table-cell>
          <table:table-cell table:number-columns-repeated="2" office:value-type="string">
            <text:p>Creates a new list item with the input from the user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lick Add Cooking Method with text</text:p>
          </table:table-cell>
          <table:table-cell table:number-columns-repeated="2" office:value-type="string">
            <text:p>Creates a new list item with the input from the user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lick Create with fields filled in</text:p>
          </table:table-cell>
          <table:table-cell table:number-columns-repeated="2" office:value-type="string">
            <text:p>Creates a new Recipe and returns to the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lick Difficulty</text:p>
          </table:table-cell>
          <table:table-cell table:number-columns-repeated="2" office:value-type="string">
            <text:p>Displays a dropdown box for Difficulti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lick Serves</text:p>
          </table:table-cell>
          <table:table-cell table:number-columns-repeated="2" office:value-type="string">
            <text:p>Displays a dropdown box for Serv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lick Delete Ingredient Button</text:p>
          </table:table-cell>
          <table:table-cell table:number-columns-repeated="2" office:value-type="string">
            <text:p>Deletes Ingredient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lick Delete Cooking Method Button</text:p>
          </table:table-cell>
          <table:table-cell table:number-columns-repeated="2" office:value-type="string">
            <text:p>Deletes Cooking Method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>
            <text:p>Edit Recipe Pag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lick Edit without filling in all fields</text:p>
          </table:table-cell>
          <table:table-cell table:number-columns-repeated="2" office:value-type="string">
            <text:p>Tells the user which fields are required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lick Cancel</text:p>
          </table:table-cell>
          <table:table-cell table:number-columns-repeated="2" office:value-type="string">
            <text:p>Returns to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lick File</text:p>
          </table:table-cell>
          <table:table-cell table:number-columns-repeated="2" office:value-type="string">
            <text:p>Opens dialog box to add an im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lick Add Ingredient with no text</text:p>
          </table:table-cell>
          <table:table-cell table:number-columns-repeated="2" office:value-type="string">
            <text:p>Displays to the user that there must be text to add an ingredient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lick Add Cooking Method with no text</text:p>
          </table:table-cell>
          <table:table-cell table:number-columns-repeated="2" office:value-type="string">
            <text:p>Displays to the user that there must be text to add a cooking method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lick Add Ingredient with text</text:p>
          </table:table-cell>
          <table:table-cell table:number-columns-repeated="2" office:value-type="string">
            <text:p>Creates a new list item with the input from the user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lick Add Cooking Method with text</text:p>
          </table:table-cell>
          <table:table-cell table:number-columns-repeated="2" office:value-type="string">
            <text:p>Creates a new list item with the input from the user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lick Create with fields filled in</text:p>
          </table:table-cell>
          <table:table-cell table:number-columns-repeated="2" office:value-type="string">
            <text:p>Creates a new Recipe and returns to the Home Page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lick Difficulty</text:p>
          </table:table-cell>
          <table:table-cell table:number-columns-repeated="2" office:value-type="string">
            <text:p>Displays a dropdown box for Difficulti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lick Serves</text:p>
          </table:table-cell>
          <table:table-cell table:number-columns-repeated="2" office:value-type="string">
            <text:p>Displays a dropdown box for Serves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lick Delete Ingredient Button</text:p>
          </table:table-cell>
          <table:table-cell table:number-columns-repeated="2" office:value-type="string">
            <text:p>Deletes Ingredient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lick Delete Cooking Method Button</text:p>
          </table:table-cell>
          <table:table-cell table:number-columns-repeated="2" office:value-type="string">
            <text:p>Deletes Cooking Method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>
            <text:p>View Recipe Page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lick Edit Recipe</text:p>
          </table:table-cell>
          <table:table-cell table:number-columns-repeated="2" office:value-type="string">
            <text:p>Brings to Edit Recipe Page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lick Delete Recipe</text:p>
          </table:table-cell>
          <table:table-cell table:number-columns-repeated="2" office:value-type="string">
            <text:p>Deletes Recipe and brings to Home Page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30/07/2020</text:date>, <text:time>20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Gleeson</meta:initial-creator>
    <meta:creation-date>2020-07-30T18:41:46.89</meta:creation-date>
    <dc:date>2020-07-30T20:38:33.01</dc:date>
    <dc:creator>Ian Gleeson</dc:creator>
    <meta:editing-duration>PT8M43S</meta:editing-duration>
    <meta:editing-cycles>1</meta:editing-cycles>
    <meta:document-statistic meta:table-count="3" meta:cell-count="227" meta:object-count="0"/>
    <meta:generator>OpenOffice/4.1.3$Win32 OpenOffice.org_project/413m1$Build-9783</meta:generator>
  </office:meta>
</office:document-meta>
</file>